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9.468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fo:margin-left="0cm" fo:margin-right="0cm" fo:margin-top="0.374cm" fo:margin-bottom="0cm" fo:line-height="100%" fo:text-align="start" fo:text-indent="0cm" style:writing-mode="lr-tb"/>
      <style:text-properties fo:language="en" fo:country="GB"/>
    </style:style>
    <style:style style:name="P4" style:family="paragraph">
      <style:text-properties fo:language="en" fo:country="GB"/>
    </style:style>
    <style:style style:name="P5" style:family="paragraph">
      <style:paragraph-properties style:writing-mode="lr-tb"/>
      <style:text-properties fo:language="en" fo:country="GB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7" style:family="paragraph">
      <style:paragraph-properties style:writing-mode="lr-tb"/>
      <style:text-properties fo:font-size="22pt" fo:language="en" fo:country="GB" style:font-size-asian="22pt" style:font-size-complex="22pt"/>
    </style:style>
    <style:style style:name="P8" style:family="paragraph">
      <loext:graphic-properties draw:fill-color="#ffffff"/>
      <style:text-properties fo:language="en" fo:country="GB"/>
    </style:style>
    <style:style style:name="T1" style:family="text">
      <style:text-properties fo:font-variant="normal" fo:text-transform="none" fo:color="#dd4100" loext:opacity="100%" style:text-line-through-style="none" style:text-line-through-type="none" style:text-position="0% 100%" style:font-name="Arial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dd41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font-variant="normal" fo:text-transform="none" fo:color="#009bdd" loext:opacity="100%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9.468cm" svg:x="1.5cm" svg:y="1.532cm" presentation:class="title" presentation:user-transformed="true">
          <draw:text-box>
            <text:p text:style-name="P1"><text:span text:style-name="T1">Exadel sandbox 2022</text:span><text:span text:style-name="T2"> </text:span><text:span text:style-name="T2"><text:line-break/></text:span><text:span text:style-name="T1">Lecture 05</text:span><text:span text:style-name="T2"> </text:span><text:span text:style-name="T2"><text:line-break/></text:span><text:span text:style-name="T2"> </text:span><text:span text:style-name="T2"><text:line-break/></text:span><text:span text:style-name="T3">Šarūnas Šliteris</text:span><text:span text:style-name="T2"> </text:span><text:span text:style-name="T2"><text:line-break/></text:span><text:span text:style-name="T4"><text:a xlink:href="mailto:ssliteris@exadel.com" xlink:type="simple">ssliteris@exadel.com</text:a></text:span><text:span text:style-name="T2"> </text:span><text:span text:style-name="T2"><text:line-break/></text:span><text:span text:style-name="T3">skype:dearlord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5">TOPICS</text:span></text:p>
          </draw:text-box>
        </draw:frame>
        <draw:frame presentation:style-name="pr4" draw:text-style-name="P3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6">Mongo</text:span></text:p>
              </text:list-item>
              <text:list-item>
                <text:p text:style-name="P3"><text:span text:style-name="T6">Mongoose</text:span></text:p>
              </text:list-item>
              <text:list-item>
                <text:p text:style-name="P3"><text:span text:style-name="T6">SQL and non-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>
          <draw:text-box>
            <text:p text:style-name="P4">SETUP</text:p>
          </draw:text-box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4">npm init -y</text:p>
              </text:list-item>
              <text:list-item>
                <text:p text:style-name="P4">npm install mongoose</text:p>
              </text:list-item>
              <text:list-item>
                <text:p text:style-name="P4">npm install -D nodemon doten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>
          <draw:text-box>
            <text:p text:style-name="P4">Mongo/Mongoose</text:p>
          </draw:text-box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4">DB Connection</text:p>
              </text:list-item>
              <text:list-item>
                <text:p text:style-name="P4">Schemas</text:p>
              </text:list-item>
              <text:list-item>
                <text:p text:style-name="P4">Validation</text:p>
              </text:list-item>
              <text:list-item>
                <text:p text:style-name="P4">Queries</text:p>
              </text:list-item>
              <text:list-item>
                <text:p text:style-name="P4">Methods/Statics/Query/Virtual</text:p>
              </text:list-item>
              <text:list-item>
                <text:p text:style-name="P4">PRE/P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>
          <draw:text-box>
            <text:p text:style-name="P4">NOSQL vs SQL</text:p>
          </draw:text-box>
        </draw:frame>
        <draw:frame presentation:style-name="pr7" draw:text-style-name="P7" draw:layer="layout" svg:width="26cm" svg:height="10cm" svg:x="1cm" svg:y="2.972cm" presentation:class="outline" presentation:user-transformed="true">
          <draw:text-box>
            <text:list text:style-name="L2">
              <text:list-item>
                <text:p text:style-name="P4"><text:span text:style-name="T7">SQL databases are relational, NoSQL databases are non-relational.</text:span></text:p>
              </text:list-item>
              <text:list-item>
                <text:p text:style-name="P4"><text:span text:style-name="T7">SQL databases use structured query language and have a predefined schema. NoSQL databases have dynamic schemas for unstructured data.</text:span></text:p>
              </text:list-item>
              <text:list-item>
                <text:p text:style-name="P4"><text:span text:style-name="T7">SQL databases are vertically scalable, while NoSQL databases are horizontally scalable.</text:span></text:p>
              </text:list-item>
              <text:list-item>
                <text:p text:style-name="P4"><text:span text:style-name="T7">SQL databases are table-based, while NoSQL databases are document, key-value, graph, or wide-column stores.</text:span></text:p>
              </text:list-item>
              <text:list-item>
                <text:p text:style-name="P4"><text:span text:style-name="T7">SQL databases are better for multi-row transactions, while NoSQL is better for unstructured data like documents or JS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>
          <draw:text-box>
            <text:p text:style-name="P4">RESOURCES</text:p>
          </draw:text-box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4"><text:a xlink:href="https://www.mongodb.com/" xlink:type="simple">https://www.mongodb.com/</text:a></text:p>
              </text:list-item>
              <text:list-item>
                <text:p text:style-name="P4"><text:a xlink:href="https://www.mongodb.com/developer/quickstart/cheat-sheet/" xlink:type="simple">https://www.mongodb.com/developer/quickstart/cheat-sheet/</text:a></text:p>
              </text:list-item>
              <text:list-item>
                <text:p text:style-name="P4"><text:a xlink:href="https://mongoosejs.com/" xlink:type="simple">https://mongoosejs.com/</text:a></text:p>
              </text:list-item>
              <text:list-item>
                <text:p text:style-name="P4"><text:a xlink:href="https://robomongo.org/" xlink:type="simple">https://robomongo.org/</text:a></text:p>
              </text:list-item>
              <text:list-item>
                <text:p text:style-name="P4"><text:a xlink:href="https://www.mongodb.com/products/compass" xlink:type="simple">https://www.mongodb.com/products/compass</text:a></text:p>
              </text:list-item>
              <text:list-item>
                <text:p text:style-name="P4"><text:a xlink:href="https://docs.mongodb.com/mongodb-shell/install/" xlink:type="simple">https://docs.mongodb.com/mongodb-shell/install/</text:a></text:p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4">HOMEWORK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4">Create MongoDB connection</text:p>
              </text:list-item>
              <text:list-item>
                <text:p text:style-name="P4">Refactor mocked data to mongo schemas and actually create/read/update/delete data from db</text:p>
              </text:list-item>
              <text:list-item>
                <text:p text:style-name="P4">Apply validation and error handl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08:45:16.693000000</meta:creation-date>
    <meta:editing-duration>P1DT14H16M4S</meta:editing-duration>
    <meta:editing-cycles>91</meta:editing-cycles>
    <meta:generator>LibreOffice/7.2.4.1$Windows_X86_64 LibreOffice_project/27d75539669ac387bb498e35313b970b7fe9c4f9</meta:generator>
    <dc:title>Blue Curve</dc:title>
    <dc:date>2022-03-14T13:02:42.294000000</dc:date>
    <meta:document-statistic meta:object-count="62"/>
    <meta:template xlink:type="simple" xlink:actuate="onRequest" xlink:title="Blue Curve" xlink:href="file:///C:/Program%20Files/LibreOffice/share/template/common/presnt/Blue_Curve.otp" meta:date="2022-03-01T08:45:16.401000000"/>
  </office:meta>
</office:document-meta>
</file>